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A033CFB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3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82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757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5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6" style:family="paragraph">
      <style:paragraph-properties fo:margin-left="0.318cm" fo:margin-right="0cm" fo:margin-top="0cm" fo:margin-bottom="0cm" fo:text-indent="-0.318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7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8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26pt" fo:font-weight="bold" style:font-name-asian="Segoe UI1" style:font-size-asian="10pt" style:font-weight-asian="bold" style:font-name-complex="Segoe UI1" style:font-size-complex="10pt" style:font-weight-complex="bold"/>
    </style:style>
    <style:style style:name="P9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26pt" style:font-name-asian="Segoe UI1" style:font-size-asian="8.5pt" style:font-name-complex="Segoe UI1" style:font-size-complex="8.5pt"/>
    </style:style>
    <style:style style:name="P10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26pt" style:font-name-asian="Segoe UI1" style:font-size-asian="8.5pt" style:font-name-complex="Segoe UI1" style:font-size-complex="8.5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26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32pt" fo:font-weight="normal" style:font-name-asian="Segoe UI1" style:font-size-asian="32pt" style:font-weight-asian="normal" style:font-name-complex="Segoe UI1" style:font-size-complex="32pt" style:font-weight-complex="normal"/>
    </style:style>
    <style:style style:name="P14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32pt" fo:font-weight="normal" style:font-name-asian="Segoe UI1" style:font-size-asian="32pt" style:font-weight-asian="normal" style:font-name-complex="Segoe UI1" style:font-size-complex="32pt" style:font-weight-complex="normal"/>
    </style:style>
    <style:style style:name="P15" style:family="paragraph">
      <style:paragraph-properties fo:margin-left="0.318cm" fo:margin-right="0cm" fo:margin-top="0cm" fo:margin-bottom="0cm" fo:text-indent="-0.318cm" style:text-autospace="none"/>
      <style:text-properties fo:color="#000000" style:font-name="Segoe UI1" fo:font-size="32pt" fo:font-weight="normal" style:font-name-asian="Segoe UI1" style:font-size-asian="32pt" style:font-weight-asian="normal" style:font-name-complex="Segoe UI1" style:font-size-complex="32pt" style:font-weight-complex="normal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P17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32pt" fo:font-weight="normal" style:font-name-asian="Segoe UI1" style:font-size-asian="32pt" style:font-weight-asian="normal" style:font-name-complex="Segoe UI1" style:font-size-complex="32pt" style:font-weight-complex="normal"/>
    </style:style>
    <style:style style:name="P18" style:family="paragraph">
      <loext:graphic-properties draw:fill="none" draw:fill-color="#ffffff"/>
      <style:paragraph-properties fo:margin-left="0.318cm" fo:margin-right="0cm" fo:margin-top="0cm" fo:margin-bottom="0cm" fo:text-align="start" fo:text-indent="-0.318cm" style:text-autospace="none"/>
      <style:text-properties fo:color="#000000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P19" style:family="paragraph">
      <style:paragraph-properties fo:margin-left="0.318cm" fo:margin-right="0cm" fo:margin-top="0cm" fo:margin-bottom="0cm" fo:text-indent="-0.318cm" style:text-autospace="none"/>
      <style:text-properties fo:color="#ffffff" style:font-name="Segoe UI1" fo:font-size="32pt" fo:font-weight="normal" style:font-name-asian="Segoe UI1" style:font-size-asian="32pt" style:font-weight-asian="normal" style:font-name-complex="Segoe UI1" style:font-size-complex="32pt" style:font-weight-complex="normal"/>
    </style:style>
    <style:style style:name="P20" style:family="paragraph">
      <loext:graphic-properties draw:fill="none" draw:fill-color="#ffffff"/>
      <style:paragraph-properties fo:margin-left="0.318cm" fo:margin-right="0cm" fo:margin-top="0cm" fo:margin-bottom="0cm" fo:text-align="start" fo:text-indent="-0.318cm" style:text-autospace="none"/>
      <style:text-properties fo:color="#ffff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83caff" style:text-position="33% 58%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4" style:family="text">
      <style:text-properties fo:color="#83ca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5" style:family="text">
      <style:text-properties fo:color="#83caff" style:font-name="Segoe UI" fo:font-size="32pt" fo:text-shadow="1pt 1pt" fo:font-weight="normal" style:font-size-asian="32pt" style:font-weight-asian="normal" style:font-size-complex="32pt" style:font-weight-complex="normal"/>
    </style:style>
    <style:style style:name="T6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2.774cm" svg:x="1.401cm" svg:y="0.311cm">
          <draw:text-box>
            <text:p text:style-name="P1"><text:span text:style-name="T1">Psalmody</text:span></text:p>
            <text:p text:style-name="P1"><text:span text:style-name="T2">Psalm 31:9–16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1" draw:text-style-name="P2" draw:layer="layout" svg:width="25.4cm" svg:height="4.76cm" svg:x="1.401cm" svg:y="0.311cm">
          <draw:text-box>
            <text:p text:style-name="P4"><text:span text:style-name="T3"><text:s text:c="2"/></text:span><text:span text:style-name="T3">9</text:span><text:span text:style-name="T4"> </text:span><text:span text:style-name="T5">Be gracious to me, O L</text:span><text:span text:style-name="T4">ORD</text:span><text:span text:style-name="T5">, for I am in distress;</text:span></text:p>
            <text:p text:style-name="P5"><text:span text:style-name="T6"><text:s text:c="8"/></text:span><text:span text:style-name="T6">my eye is wasted from grief; my soul and </text:span></text:p>
            <text:p text:style-name="P5"><text:span text:style-name="T6"><text:s text:c="8"/></text:span><text:span text:style-name="T6">my body </text:span><text:span text:style-name="T6">also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2" draw:layer="layout" svg:width="25.4cm" svg:height="6.263cm" svg:x="1.401cm" svg:y="0.311cm">
          <draw:text-box>
            <text:p text:style-name="P4"><text:span text:style-name="T3">10</text:span><text:span text:style-name="T4"> </text:span><text:span text:style-name="T5">For my life is spent with sorrow, and my years</text:span></text:p>
            <text:p text:style-name="P6"><text:span text:style-name="T5"><text:s text:c="3"/></text:span><text:span text:style-name="T5">with</text:span><text:span text:style-name="T5"> sighing;</text:span></text:p>
            <text:p text:style-name="P7"><text:span text:style-name="T6"><text:s text:c="9"/></text:span><text:span text:style-name="T6">my strength fails because of my iniquity,</text:span></text:p>
            <text:p text:style-name="P5"><text:span text:style-name="T6"><text:s text:c="8"/></text:span><text:span text:style-name="T6">and my bones</text:span><text:span text:style-name="T6"> waste awa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1" draw:text-style-name="P11" draw:layer="layout" svg:width="25.4cm" svg:height="7.766cm" svg:x="1.401cm" svg:y="0.311cm">
          <draw:text-box>
            <text:p text:style-name="P8"><text:span text:style-name="T3">11</text:span><text:span text:style-name="T4"> </text:span><text:span text:style-name="T5">Because of all my adversaries I have become a <text:s/></text:span></text:p>
            <text:p text:style-name="P9"><text:span text:style-name="T5"><text:s text:c="3"/></text:span><text:span text:style-name="T5">reproach, especially to my neighbors, and an </text:span></text:p>
            <text:p text:style-name="P9"><text:span text:style-name="T5"><text:s text:c="3"/></text:span><text:span text:style-name="T5">object of dread to my ac</text:span><text:span text:style-name="T5">quaintances;</text:span></text:p>
            <text:p text:style-name="P10"><text:span text:style-name="T6"><text:s text:c="8"/></text:span><text:span text:style-name="T6">those who see me in the street</text:span><text:span text:style-name="T6"> flee from </text:span></text:p>
            <text:p text:style-name="P10"><text:span text:style-name="T6"><text:s text:c="8"/></text:span><text:span text:style-name="T6">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3" draw:text-style-name="P16" draw:layer="layout" svg:width="25.531cm" svg:height="9.595cm" svg:x="1.27cm" svg:y="0.311cm">
          <draw:text-box>
            <text:p text:style-name="P13"><text:span text:style-name="T3">12</text:span><text:span text:style-name="T4"> </text:span><text:span text:style-name="T5">I have been forgotten like one</text:span><text:span text:style-name="T5"> who is dead;</text:span></text:p>
            <text:p text:style-name="P14"><text:span text:style-name="T6"><text:s text:c="8"/></text:span><text:span text:style-name="T6">I have become like a broken</text:span><text:span text:style-name="T6"> vessel.</text:span></text:p>
            <text:p text:style-name="P15"><text:span text:style-name="T3">13</text:span><text:span text:style-name="T4"> </text:span><text:span text:style-name="T5">For I hear the whispering of many-terror on</text:span><text:span text:style-name="T5"> <text:s/></text:span></text:p>
            <text:p text:style-name="P15"><text:span text:style-name="T5"><text:s text:c="3"/></text:span><text:span text:style-name="T5">every side!-</text:span></text:p>
            <text:p text:style-name="P14"><text:span text:style-name="T6"><text:s text:c="8"/></text:span><text:span text:style-name="T6">as they scheme together against me, as they <text:s text:c="8"/>plot to </text:span><text:span text:style-name="T6">take my lif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4" draw:text-style-name="P18" draw:layer="layout" svg:width="25.531cm" svg:height="8.071cm" svg:x="1.248cm" svg:y="0.311cm">
          <draw:text-box>
            <text:p text:style-name="P15"><text:span text:style-name="T3">14</text:span><text:span text:style-name="T4"> </text:span><text:span text:style-name="T5">But I trust in you,</text:span><text:span text:style-name="T5"> O L</text:span><text:span text:style-name="T4">ORD</text:span><text:span text:style-name="T5">;</text:span></text:p>
            <text:p text:style-name="P15"><text:span text:style-name="T6"><text:s text:c="9"/></text:span><text:span text:style-name="T6">I say, “You</text:span><text:span text:style-name="T6"> are my God.”</text:span></text:p>
            <text:p text:style-name="P17"><text:span text:style-name="T3">15</text:span><text:span text:style-name="T4"> </text:span><text:span text:style-name="T5">My times are</text:span><text:span text:style-name="T5"> in your hand;</text:span></text:p>
            <text:p text:style-name="P14"><text:span text:style-name="T6"><text:s text:c="8"/></text:span><text:span text:style-name="T6">rescue me from the hand of my enemies </text:span></text:p>
            <text:p text:style-name="P14"><text:span text:style-name="T6"><text:s text:c="8"/></text:span><text:span text:style-name="T6">and from my perse</text:span><text:span text:style-name="T6">cutors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5" draw:text-style-name="P18" draw:layer="layout" svg:width="25.531cm" svg:height="4.007cm" svg:x="1.248cm" svg:y="0.311cm">
          <draw:text-box>
            <text:p text:style-name="P15"><text:span text:style-name="T3">16</text:span><text:span text:style-name="T4"> </text:span><text:span text:style-name="T5">Make your face shine on your servant;</text:span></text:p>
            <text:p text:style-name="P15"><text:span text:style-name="T6"><text:s text:c="9"/></text:span><text:span text:style-name="T6">save me in your</text:span><text:span text:style-name="T6"> steadfast lov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5" draw:text-style-name="P20" draw:layer="layout" svg:width="25.531cm" svg:height="4.76cm" svg:x="1.248cm" svg:y="0.311cm">
          <draw:text-box>
            <text:p text:style-name="P19"><text:span text:style-name="T6">C: Glory be to the Father and to the Son and to </text:span></text:p>
            <text:p text:style-name="P19"><text:span text:style-name="T6"><text:s text:c="4"/></text:span><text:span text:style-name="T6">the Holy Spirit; as it was in the beginning, is </text:span></text:p>
            <text:p text:style-name="P19"><text:span text:style-name="T6"><text:s text:c="4"/></text:span><text:span text:style-name="T6">now, and <text:s/>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A033CFB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8T10:49:26.466000000</meta:creation-date>
    <dc:title>Hymn template</dc:title>
    <meta:editing-duration>PT7M33S</meta:editing-duration>
    <meta:editing-cycles>3</meta:editing-cycles>
    <meta:generator>LibreOffice/4.4.1.2$Windows_x86 LibreOffice_project/45e2de17089c24a1fa810c8f975a7171ba4cd432</meta:generator>
    <meta:initial-creator>Arthur Hoch</meta:initial-creator>
    <dc:date>2015-03-28T11:08:53.162000000</dc:date>
    <dc:creator>Arthur Hoch</dc:creator>
    <meta:document-statistic meta:object-count="45"/>
    <meta:template xlink:type="simple" xlink:actuate="onRequest" xlink:title="Hymn template" xlink:href="../../AppData/Roaming/LibreOffice/4/user/template/Worship%20Templsates/Hymn%20template.otp" meta:date="2015-03-28T10:49:26.201000000"/>
  </office:meta>
</office:document-meta>
</file>